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MT" svg:font-family="TimesNewRomanPSMT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5377*"/>
    </style:style>
    <style:style style:name="Table21.B" style:family="table-column">
      <style:table-column-properties style:column-width="3.7347in" style:rel-column-width="5378*"/>
    </style:style>
    <style:style style:name="Table21.1" style:family="table-row">
      <style:table-row-properties style:min-row-height="0.0639in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3.734in" style:rel-column-width="32767*"/>
    </style:style>
    <style:style style:name="Table22.B" style:family="table-column">
      <style:table-column-properties style:column-width="3.7347in" style:rel-column-width="32768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7.4688in" style:rel-column-width="65535*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33in" style:rel-column-width="5376*"/>
    </style:style>
    <style:style style:name="Table8.B" style:family="table-column">
      <style:table-column-properties style:column-width="3.7354in" style:rel-column-width="5379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5377*"/>
    </style:style>
    <style:style style:name="Table9.B" style:family="table-column">
      <style:table-column-properties style:column-width="3.7347in" style:rel-column-width="537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4403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33in" style:rel-column-width="5376*"/>
    </style:style>
    <style:style style:name="Table17.B" style:family="table-column">
      <style:table-column-properties style:column-width="3.7354in" style:rel-column-width="5379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7.4688in" style:rel-column-width="65535*"/>
    </style:style>
    <style:style style:name="Table18.1" style:family="table-row">
      <style:table-row-properties style:min-row-height="0.0639in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3.734in" style:rel-column-width="5377*"/>
    </style:style>
    <style:style style:name="Table19.B" style:family="table-column">
      <style:table-column-properties style:column-width="3.7347in" style:rel-column-width="5378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5377*"/>
    </style:style>
    <style:style style:name="Table20.B" style:family="table-column">
      <style:table-column-properties style:column-width="3.7347in" style:rel-column-width="537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7.4688in" table:align="margins"/>
    </style:style>
    <style:style style:name="Table24.A" style:family="table-column">
      <style:table-column-properties style:column-width="3.734in" style:rel-column-width="32767*"/>
    </style:style>
    <style:style style:name="Table24.B" style:family="table-column">
      <style:table-column-properties style:column-width="3.7347in" style:rel-column-width="32768*"/>
    </style:style>
    <style:style style:name="Table2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7.4688in" table:align="margins"/>
    </style:style>
    <style:style style:name="Table25.A" style:family="table-column">
      <style:table-column-properties style:column-width="7.4688in" style:rel-column-width="65535*"/>
    </style:style>
    <style:style style:name="Table2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6" style:family="table">
      <style:table-properties style:width="7.4688in" table:align="margins"/>
    </style:style>
    <style:style style:name="Table26.A" style:family="table-column">
      <style:table-column-properties style:column-width="3.734in" style:rel-column-width="5377*"/>
    </style:style>
    <style:style style:name="Table26.B" style:family="table-column">
      <style:table-column-properties style:column-width="3.7347in" style:rel-column-width="5378*"/>
    </style:style>
    <style:style style:name="Table26.1" style:family="table-row">
      <style:table-row-properties style:min-row-height="0.0639in"/>
    </style:style>
    <style:style style:name="Table2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7" style:family="table">
      <style:table-properties style:width="7.4688in" table:align="margins"/>
    </style:style>
    <style:style style:name="Table27.A" style:family="table-column">
      <style:table-column-properties style:column-width="3.734in" style:rel-column-width="32767*"/>
    </style:style>
    <style:style style:name="Table27.B" style:family="table-column">
      <style:table-column-properties style:column-width="3.7347in" style:rel-column-width="32768*"/>
    </style:style>
    <style:style style:name="Table2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8" style:family="table">
      <style:table-properties style:width="7.4688in" table:align="margins"/>
    </style:style>
    <style:style style:name="Table28.A" style:family="table-column">
      <style:table-column-properties style:column-width="7.4688in" style:rel-column-width="65535*"/>
    </style:style>
    <style:style style:name="Table2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336ec9"/>
    </style:style>
    <style:style style:name="P3" style:family="paragraph" style:parent-style-name="Location">
      <style:text-properties officeooo:rsid="008617c5" officeooo:paragraph-rsid="008617c5"/>
    </style:style>
    <style:style style:name="P4" style:family="paragraph" style:parent-style-name="Role">
      <style:paragraph-properties fo:text-align="end" style:justify-single-word="false"/>
    </style:style>
    <style:style style:name="P5" style:family="paragraph" style:parent-style-name="Role">
      <style:text-properties officeooo:rsid="008d9fbc" officeooo:paragraph-rsid="008d9fbc"/>
    </style:style>
    <style:style style:name="P6" style:family="paragraph" style:parent-style-name="Role">
      <style:paragraph-properties fo:text-align="end" style:justify-single-word="false"/>
      <style:text-properties officeooo:rsid="008617c5" officeooo:paragraph-rsid="008617c5"/>
    </style:style>
    <style:style style:name="P7" style:family="paragraph" style:parent-style-name="Table_20_Content_20_Small">
      <style:paragraph-properties fo:text-align="center" style:justify-single-word="false"/>
    </style:style>
    <style:style style:name="P8" style:family="paragraph" style:parent-style-name="Table_20_Content_20_Small">
      <style:text-properties fo:font-size="8pt" style:text-underline-style="none" officeooo:rsid="007bc306" style:font-size-asian="8pt" style:font-size-complex="8pt"/>
    </style:style>
    <style:style style:name="P9" style:family="paragraph" style:parent-style-name="Heading_20_2">
      <style:text-properties officeooo:paragraph-rsid="006b15f0"/>
    </style:style>
    <style:style style:name="P10" style:family="paragraph" style:parent-style-name="Heading_20_3">
      <style:text-properties officeooo:paragraph-rsid="006b15f0"/>
    </style:style>
    <style:style style:name="P11" style:family="paragraph" style:parent-style-name="Heading_20_3">
      <style:text-properties officeooo:rsid="003a9b7e" officeooo:paragraph-rsid="003a9b7e"/>
    </style:style>
    <style:style style:name="P12" style:family="paragraph" style:parent-style-name="Heading_20_3">
      <style:text-properties officeooo:rsid="003a9b7e" officeooo:paragraph-rsid="00c5da51"/>
    </style:style>
    <style:style style:name="P13" style:family="paragraph" style:parent-style-name="Heading_20_3">
      <style:text-properties officeooo:paragraph-rsid="003a9b7e"/>
    </style:style>
    <style:style style:name="P14" style:family="paragraph" style:parent-style-name="Heading_20_3">
      <style:text-properties officeooo:paragraph-rsid="00c2639f"/>
    </style:style>
    <style:style style:name="P15" style:family="paragraph" style:parent-style-name="Location">
      <style:paragraph-properties fo:text-align="end" style:justify-single-word="false"/>
      <style:text-properties officeooo:paragraph-rsid="00c2639f"/>
    </style:style>
    <style:style style:name="P16" style:family="paragraph" style:parent-style-name="Location">
      <style:paragraph-properties fo:text-align="end" style:justify-single-word="false"/>
      <style:text-properties officeooo:paragraph-rsid="00c2de8d"/>
    </style:style>
    <style:style style:name="P17" style:family="paragraph" style:parent-style-name="Location">
      <style:paragraph-properties fo:text-align="end" style:justify-single-word="false"/>
      <style:text-properties officeooo:paragraph-rsid="00c5da51"/>
    </style:style>
    <style:style style:name="P18" style:family="paragraph" style:parent-style-name="Location">
      <style:text-properties officeooo:rsid="001d9aa5" officeooo:paragraph-rsid="00c2639f"/>
    </style:style>
    <style:style style:name="P19" style:family="paragraph" style:parent-style-name="Location">
      <style:text-properties officeooo:rsid="002ad0d9" officeooo:paragraph-rsid="00c2639f"/>
    </style:style>
    <style:style style:name="P20" style:family="paragraph" style:parent-style-name="Location">
      <style:text-properties officeooo:paragraph-rsid="00c2639f"/>
    </style:style>
    <style:style style:name="P21" style:family="paragraph" style:parent-style-name="Location">
      <style:text-properties officeooo:rsid="00c2639f" officeooo:paragraph-rsid="00c2639f"/>
    </style:style>
    <style:style style:name="P22" style:family="paragraph" style:parent-style-name="Location">
      <style:text-properties officeooo:rsid="00c2de8d" officeooo:paragraph-rsid="00c2de8d"/>
    </style:style>
    <style:style style:name="P23" style:family="paragraph" style:parent-style-name="Location">
      <style:text-properties officeooo:rsid="00c5da51" officeooo:paragraph-rsid="00c5da51"/>
    </style:style>
    <style:style style:name="P24" style:family="paragraph" style:parent-style-name="Role">
      <style:paragraph-properties fo:text-align="end" style:justify-single-word="false"/>
      <style:text-properties officeooo:paragraph-rsid="00c2639f"/>
    </style:style>
    <style:style style:name="P25" style:family="paragraph" style:parent-style-name="Role">
      <style:text-properties officeooo:rsid="001d9aa5" officeooo:paragraph-rsid="00c2639f"/>
    </style:style>
    <style:style style:name="P26" style:family="paragraph" style:parent-style-name="Role">
      <style:text-properties officeooo:rsid="002ad0d9" officeooo:paragraph-rsid="00c2639f"/>
    </style:style>
    <style:style style:name="P27" style:family="paragraph" style:parent-style-name="Role">
      <style:text-properties officeooo:paragraph-rsid="00c2639f"/>
    </style:style>
    <style:style style:name="P28" style:family="paragraph" style:parent-style-name="Role">
      <style:paragraph-properties fo:text-align="end" style:justify-single-word="false"/>
      <style:text-properties officeooo:rsid="008617c5" officeooo:paragraph-rsid="00c2de8d"/>
    </style:style>
    <style:style style:name="P29" style:family="paragraph" style:parent-style-name="Role">
      <style:paragraph-properties fo:text-align="end" style:justify-single-word="false"/>
      <style:text-properties officeooo:rsid="008617c5" officeooo:paragraph-rsid="00c5da51"/>
    </style:style>
    <style:style style:name="P30" style:family="paragraph" style:parent-style-name="Role">
      <style:text-properties officeooo:rsid="00c2de8d" officeooo:paragraph-rsid="00c2de8d"/>
    </style:style>
    <style:style style:name="P31" style:family="paragraph" style:parent-style-name="Role">
      <style:text-properties officeooo:rsid="00c2de8d" officeooo:paragraph-rsid="00c5da51"/>
    </style:style>
    <style:style style:name="P32" style:family="paragraph" style:parent-style-name="Impact" style:list-style-name="L1"/>
    <style:style style:name="P33" style:family="paragraph" style:parent-style-name="Impact" style:list-style-name="L1">
      <style:text-properties officeooo:paragraph-rsid="00c2639f"/>
    </style:style>
    <style:style style:name="P34" style:family="paragraph" style:parent-style-name="Impact" style:list-style-name="L1">
      <style:text-properties officeooo:rsid="00af9a3e" officeooo:paragraph-rsid="00c2639f"/>
    </style:style>
    <style:style style:name="P35" style:family="paragraph" style:parent-style-name="Impact" style:list-style-name="L1">
      <style:text-properties officeooo:rsid="00b09909" officeooo:paragraph-rsid="00c2639f"/>
    </style:style>
    <style:style style:name="P36" style:family="paragraph" style:parent-style-name="Impact" style:list-style-name="L1">
      <style:text-properties officeooo:rsid="00ae5dc9" officeooo:paragraph-rsid="00c2639f"/>
    </style:style>
    <style:style style:name="P37" style:family="paragraph" style:parent-style-name="Impact" style:list-style-name="L1">
      <style:text-properties officeooo:rsid="00acafa1" officeooo:paragraph-rsid="00c2639f"/>
    </style:style>
    <style:style style:name="P38" style:family="paragraph" style:parent-style-name="Impact" style:list-style-name="L1">
      <style:text-properties officeooo:rsid="002d8cba" officeooo:paragraph-rsid="00c2639f"/>
    </style:style>
    <style:style style:name="P39" style:family="paragraph" style:parent-style-name="Impact" style:list-style-name="L2">
      <style:text-properties officeooo:paragraph-rsid="008d9fbc"/>
    </style:style>
    <style:style style:name="P40" style:family="paragraph" style:parent-style-name="Impact" style:list-style-name="L2">
      <style:text-properties officeooo:paragraph-rsid="00c54cc3"/>
    </style:style>
    <style:style style:name="P41" style:family="paragraph" style:parent-style-name="Impact" style:list-style-name="L3">
      <style:text-properties officeooo:rsid="00361790" officeooo:paragraph-rsid="007414cd"/>
    </style:style>
    <style:style style:name="P42" style:family="paragraph" style:parent-style-name="Impact" style:list-style-name="L3">
      <style:text-properties fo:font-weight="bold" officeooo:rsid="007414cd" officeooo:paragraph-rsid="007414cd" style:font-weight-asian="bold" style:font-weight-complex="bold"/>
    </style:style>
    <style:style style:name="P43" style:family="paragraph" style:parent-style-name="Impact" style:list-style-name="L3">
      <style:text-properties fo:font-weight="bold" officeooo:rsid="007414cd" officeooo:paragraph-rsid="00757184" style:font-weight-asian="bold" style:font-weight-complex="bold"/>
    </style:style>
    <style:style style:name="P44" style:family="paragraph" style:parent-style-name="Impact" style:list-style-name="L4">
      <style:text-properties officeooo:paragraph-rsid="003a0977"/>
    </style:style>
    <style:style style:name="P45" style:family="paragraph" style:parent-style-name="Impact" style:list-style-name="L4">
      <style:text-properties officeooo:rsid="007c245b" officeooo:paragraph-rsid="007c245b"/>
    </style:style>
    <style:style style:name="P46" style:family="paragraph" style:parent-style-name="Impact" style:list-style-name="L1">
      <style:text-properties officeooo:rsid="00c2de8d" officeooo:paragraph-rsid="00c2de8d"/>
    </style:style>
    <style:style style:name="P47" style:family="paragraph" style:parent-style-name="Impact" style:list-style-name="L2">
      <style:text-properties officeooo:rsid="00c37b84" officeooo:paragraph-rsid="00c37b84"/>
    </style:style>
    <style:style style:name="P48" style:family="paragraph" style:parent-style-name="Impact" style:list-style-name="L2">
      <style:text-properties officeooo:rsid="00c54cc3" officeooo:paragraph-rsid="00c54cc3"/>
    </style:style>
    <style:style style:name="P49" style:family="paragraph" style:parent-style-name="Impact" style:list-style-name="L2">
      <style:text-properties officeooo:rsid="00c5da51" officeooo:paragraph-rsid="00c5da5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cbf9"/>
    </style:style>
    <style:style style:name="T3" style:family="text">
      <style:text-properties style:text-underline-style="none" officeooo:rsid="0021e4ab"/>
    </style:style>
    <style:style style:name="T4" style:family="text">
      <style:text-properties style:text-underline-style="none" officeooo:rsid="008d9fbc"/>
    </style:style>
    <style:style style:name="T5" style:family="text">
      <style:text-properties style:text-underline-style="none" officeooo:rsid="00c54cc3"/>
    </style:style>
    <style:style style:name="T6" style:family="text">
      <style:text-properties style:text-underline-style="none" officeooo:rsid="00c5da51"/>
    </style:style>
    <style:style style:name="T7" style:family="text">
      <style:text-properties fo:color="#00007f"/>
    </style:style>
    <style:style style:name="T8" style:family="text">
      <style:text-properties officeooo:rsid="001b917f"/>
    </style:style>
    <style:style style:name="T9" style:family="text">
      <style:text-properties officeooo:rsid="001efd2d"/>
    </style:style>
    <style:style style:name="T10" style:family="text">
      <style:text-properties officeooo:rsid="0021e4ab"/>
    </style:style>
    <style:style style:name="T11" style:family="text">
      <style:text-properties officeooo:rsid="00260e52"/>
    </style:style>
    <style:style style:name="T12" style:family="text">
      <style:text-properties officeooo:rsid="002658f7"/>
    </style:style>
    <style:style style:name="T13" style:family="text">
      <style:text-properties officeooo:rsid="002ad0d9"/>
    </style:style>
    <style:style style:name="T14" style:family="text">
      <style:text-properties officeooo:rsid="002d8cba"/>
    </style:style>
    <style:style style:name="T15" style:family="text">
      <style:text-properties officeooo:rsid="00303599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36ec12"/>
    </style:style>
    <style:style style:name="T18" style:family="text">
      <style:text-properties officeooo:rsid="00423c0c"/>
    </style:style>
    <style:style style:name="T19" style:family="text">
      <style:text-properties officeooo:rsid="0067744b"/>
    </style:style>
    <style:style style:name="T20" style:family="text">
      <style:text-properties officeooo:rsid="006d5ad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1790" style:font-weight-asian="normal" style:font-weight-complex="normal"/>
    </style:style>
    <style:style style:name="T23" style:family="text">
      <style:text-properties fo:font-weight="normal" officeooo:rsid="00377a2a" style:font-weight-asian="normal" style:font-weight-complex="normal"/>
    </style:style>
    <style:style style:name="T24" style:family="text">
      <style:text-properties fo:font-weight="normal" officeooo:rsid="00745fa1" style:font-weight-asian="normal" style:font-weight-complex="normal"/>
    </style:style>
    <style:style style:name="T25" style:family="text">
      <style:text-properties fo:font-weight="normal" officeooo:rsid="00757184" style:font-weight-asian="normal" style:font-weight-complex="normal"/>
    </style:style>
    <style:style style:name="T26" style:family="text">
      <style:text-properties fo:font-weight="normal" officeooo:rsid="007bc306" style:font-weight-asian="normal" style:font-weight-complex="normal"/>
    </style:style>
    <style:style style:name="T27" style:family="text">
      <style:text-properties fo:font-weight="normal" officeooo:rsid="00c5da51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8d7bdf"/>
    </style:style>
    <style:style style:name="T30" style:family="text">
      <style:text-properties officeooo:rsid="008d9fbc"/>
    </style:style>
    <style:style style:name="T31" style:family="text">
      <style:text-properties officeooo:rsid="0092fa01"/>
    </style:style>
    <style:style style:name="T32" style:family="text">
      <style:text-properties officeooo:rsid="00a2633c"/>
    </style:style>
    <style:style style:name="T33" style:family="text">
      <style:text-properties officeooo:rsid="00ae5dc9"/>
    </style:style>
    <style:style style:name="T34" style:family="text">
      <style:text-properties officeooo:rsid="00af9a3e"/>
    </style:style>
    <style:style style:name="T35" style:family="text">
      <style:text-properties officeooo:rsid="00b1bdf9"/>
    </style:style>
    <style:style style:name="T36" style:family="text">
      <style:text-properties officeooo:rsid="003a9b7e"/>
    </style:style>
    <style:style style:name="T37" style:family="text">
      <style:text-properties officeooo:rsid="00c2639f"/>
    </style:style>
    <style:style style:name="T38" style:family="text">
      <style:text-properties officeooo:rsid="00c2de8d"/>
    </style:style>
    <style:style style:name="T39" style:family="text">
      <style:text-properties officeooo:rsid="00c37b84"/>
    </style:style>
    <style:style style:name="T40" style:family="text">
      <style:text-properties officeooo:rsid="00c54cc3"/>
    </style:style>
    <style:style style:name="T41" style:family="text">
      <style:text-properties fo:font-style="normal" style:text-underline-style="none" officeooo:rsid="00c54cc3" style:font-style-asian="normal" style:font-style-complex="normal"/>
    </style:style>
    <style:style style:name="T42" style:family="text">
      <style:text-properties officeooo:rsid="00c5da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<text:a xlink:type="simple" xlink:href="mailto:lorenzhofmann.w@gmail.com" text:style-name="Internet_20_link" text:visited-style-name="Visited_20_Internet_20_Link"><text:span text:style-name="T1">lorenzhofmann.w@gmail.com</text:span></text:a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_20_Small"><text:a xlink:type="simple" xlink:href="http://bit.ly/github-for-resume" text:style-name="Internet_20_link" text:visited-style-name="Visited_20_Internet_20_Link"><text:span text:style-name="T1">github.com/LorenzHW</text:span></text:a></text:p>
          </table:table-cell>
        </table:table-row>
      </table:table>
      <text:h text:style-name="P14" text:outline-level="3">EXPERIENCE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1">Senacor Technologies AG</text:p>
          </table:table-cell>
          <table:table-cell table:style-name="Table17.A1" office:value-type="string">
            <text:p text:style-name="P15"><text:span text:style-name="T37">Berlin</text:span> 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7"><text:span text:style-name="T37">Software Engineer</text:span> </text:p>
          </table:table-cell>
          <table:table-cell table:style-name="Table19.A1" office:value-type="string">
            <text:p text:style-name="P24"><text:span text:style-name="T38">since October</text:span> 20<text:span text:style-name="T37">20</text:span></text:p>
          </table:table-cell>
        </table:table-row>
      </table:table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list xml:id="list1030716064" text:style-name="L1">
              <text:list-item>
                <text:p text:style-name="P46">Implemented several features from scratch for the B2B application of TeamBank</text:p>
              </text:list-item>
              <text:list-item>
                <text:p text:style-name="P46">Optimized and <text:span text:style-name="T34">re-engineered existing codebase to improve quality of code and performance</text:span></text:p>
              </text:list-item>
              <text:list-item>
                <text:p text:style-name="P33">Used technologies: <text:span text:style-name="T37">Java</text:span>, <text:span text:style-name="T37">JavaScript, Spring Boot, Angular, OpenShift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<text:span text:style-name="T37">U</text:span>niversity of Passau</text:p>
          </table:table-cell>
          <table:table-cell table:style-name="Table8.A1" office:value-type="string">
            <text:p text:style-name="P15"><text:span text:style-name="T8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Graduate Researcher at the Chair of Data Science </text:p>
          </table:table-cell>
          <table:table-cell table:style-name="Table9.A1" office:value-type="string">
            <text:p text:style-name="P24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95237077552283" text:continue-numbering="true" text:style-name="L1">
              <text:list-item>
                <text:p text:style-name="P33"><text:span text:style-name="T19">Investigated</text:span>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1">SCCH</text:span></text:a> </text:p>
              </text:list-item>
              <text:list-item>
                <text:p text:style-name="P33"><text:span text:style-name="T19">Made</text:span> open-source contributions to the tensorflow (TF) library: <text:span text:style-name="T19">Migrated</text:span> adversarial attack methods (FGSM, PGM, SPSA) from TF 1 to TF 2 </text:p>
              </text:list-item>
              <text:list-item>
                <text:p text:style-name="P33">Used technologies: Python, <text:span text:style-name="T10">t</text:span>ensorflow, <text:span text:style-name="T17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">Google Summer of Code</text:p>
          </table:table-cell>
          <table:table-cell table:style-name="Table11.A1" office:value-type="string">
            <text:p text:style-name="P15"><text:span text:style-name="T8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5">Google Summer of Code participant with API Client Tools at Google</text:p>
          </table:table-cell>
          <table:table-cell table:style-name="Table12.A1" office:value-type="string">
            <text:p text:style-name="P24"><text:span text:style-name="T9">May</text:span> — <text:span text:style-name="T9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95235410887016" text:continue-numbering="true" text:style-name="L1">
              <text:list-item>
                <text:p text:style-name="P33">Implemented <text:span text:style-name="T11">the open-source tool </text:span><text:a xlink:type="simple" xlink:href="https://github.com/googleapis/gnostic-grpc" text:style-name="Internet_20_link" text:visited-style-name="Visited_20_Internet_20_Link"><text:span text:style-name="T2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33">Improved feature completeness of <text:a xlink:type="simple" xlink:href="https://github.com/googleapis/gnostic" text:style-name="Internet_20_link" text:visited-style-name="Visited_20_Internet_20_Link"><text:span text:style-name="T3">gnostic</text:span></text:a><text:span text:style-name="T7"> </text:span>by converting the compiled Protocol Buffer representation into equivalent types which are processable by plugins</text:p>
              </text:list-item>
              <text:list-item>
                <text:p text:style-name="P33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3">blog</text:span></text:a><text:span text:style-name="T7"> </text:span>post that explains how to set up a gRPC API with envoy given an OpenAPI description; <text:span text:style-name="T12">accumulated over 1000 readers</text:span></text:p>
              </text:list-item>
              <text:list-item>
                <text:p text:style-name="P33">Representation of this <text:span text:style-name="T14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1">workshop</text:span></text:a></text:p>
              </text:list-item>
              <text:list-item>
                <text:p text:style-name="P33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9">csneovias GmbH</text:p>
          </table:table-cell>
          <table:table-cell table:style-name="Table14.A1" office:value-type="string">
            <text:p text:style-name="P15"><text:span text:style-name="T13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Software engineer (working student)</text:p>
          </table:table-cell>
          <table:table-cell table:style-name="Table15.A1" office:value-type="string">
            <text:p text:style-name="P24"><text:span text:style-name="T13">March 2016</text:span> — <text:span text:style-name="T13">July</text:span> 201<text:span text:style-name="T13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95236486248627" text:continue-numbering="true" text:style-name="L1">
              <text:list-item>
                <text:p text:style-name="P34">Designed and built student lifecycle management software for the <text:span text:style-name="T14">University of Münster </text:span>and the <text:span text:style-name="T14">University of Zurich:</text:span></text:p>
                <text:list>
                  <text:list-item>
                    <text:p text:style-name="P35">Created mobile-first web applications <text:span text:style-name="T35">and </text:span>implemented backend endpoints to provide applications with data</text:p>
                  </text:list-item>
                  <text:list-item>
                    <text:p text:style-name="P36">Optimized <text:span text:style-name="T34">and re-engineered </text:span>existing codebase <text:span text:style-name="T34">to improve documentation, quality of code and performance</text:span></text:p>
                  </text:list-item>
                </text:list>
              </text:list-item>
              <text:list-item>
                <text:p text:style-name="P37"><text:span text:style-name="T34">I</text:span>mplemented a voucher generation system for the Goethe-Institut <text:span text:style-name="T33">from scratch</text:span></text:p>
              </text:list-item>
              <text:list-item>
                <text:p text:style-name="P38">Used technologies: JavaScript, ABAP, SAPUI5, OData protocol</text:p>
              </text:list-item>
            </text:list>
          </table:table-cell>
        </table:table-row>
      </table:table>
      <text:h text:style-name="P10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4">October 2014 — <text:span text:style-name="T20">February 2020</text:span>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95235405118228" text:continue-numbering="true" text:style-name="L1">
              <text:list-item>
                <text:p text:style-name="P32">Grade: 1.8 ~ 3.2 (GPA)</text:p>
              </text:list-item>
              <text:list-item>
                <text:p text:style-name="P32">Top 20% of 2017 graduation class</text:p>
              </text:list-item>
              <text:list-item>
                <text:p text:style-name="P32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4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95235209945993" text:continue-numbering="true" text:style-name="L1">
              <text:list-item>
                <text:p text:style-name="P32">4.0 GPA; top 3 project in Machine Learning class </text:p>
              </text:list-item>
            </text:list>
          </table:table-cell>
        </table:table-row>
      </table:table>
      <text:h text:style-name="P13" text:outline-level="3"><text:span text:style-name="T36">PROJECTS</text:span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><text:a xlink:type="simple" xlink:href="http://bingosounds.com/" text:style-name="Internet_20_link" text:visited-style-name="Visited_20_Internet_20_Link"><text:span text:style-name="T16">bingosounds.com</text:span></text:a></text:p>
          </table:table-cell>
          <table:table-cell table:style-name="Table21.A1" office:value-type="string">
            <text:p text:style-name="P2"><text:span text:style-name="T15">Graz, Austria</text:span> 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5">Web developer</text:p>
          </table:table-cell>
          <table:table-cell table:style-name="Table22.A1" office:value-type="string">
            <text:p text:style-name="P6"><text:span text:style-name="T29">since </text:span>May 2020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list xml:id="list937408795" text:style-name="L2">
              <text:list-item>
                <text:p text:style-name="P39"><text:span text:style-name="T32">Collaborated with event manager from Jägermeister and </text:span><text:span text:style-name="T4">Law’s Anatomy</text:span><text:span text:style-name="T30"> on a pro bono </text:span><text:a xlink:type="simple" xlink:href="https://www.facebook.com/bingo.sounds" text:style-name="Internet_20_link" text:visited-style-name="Visited_20_Internet_20_Link"><text:span text:style-name="T4">online music bingo gam</text:span></text:a><text:a xlink:type="simple" xlink:href="https://www.facebook.com/bingo.sounds" text:style-name="Internet_20_link" text:visited-style-name="Visited_20_Internet_20_Link"><text:span text:style-name="T30">e</text:span></text:a><text:span text:style-name="T30">, helping local bands during the COVID-19 pandemic; used technologies: Vue.js, GraphQL, Django, AWS Elastic Beanstalk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2"><text:span text:style-name="T16">Telegram Connect</text:span></text:p>
          </table:table-cell>
          <table:table-cell table:style-name="Table20.A1" office:value-type="string">
            <text:p text:style-name="P16"><text:span text:style-name="T15">Graz, Austria</text:span> 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30">Creator</text:p>
          </table:table-cell>
          <table:table-cell table:style-name="Table24.A1" office:value-type="string">
            <text:p text:style-name="P28"><text:span text:style-name="T29">since June</text:span> <text:span text:style-name="T39">2018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list xml:id="list195236413575742" text:continue-numbering="true" text:style-name="L2">
              <text:list-item>
                <text:p text:style-name="P47">Created an <text:a xlink:type="simple" xlink:href="https://github.com/LorenzHW/My-Telegrams/tree/telegram-connect" text:style-name="Internet_20_link" text:visited-style-name="Visited_20_Internet_20_Link"><text:span text:style-name="T6">open-source </text:span></text:a><text:a xlink:type="simple" xlink:href="https://github.com/LorenzHW/My-Telegrams/tree/telegram-connect" text:style-name="Internet_20_link" text:visited-style-name="Visited_20_Internet_20_Link"><text:span text:style-name="T1">Amazon Echo Skill</text:span></text:a> that enables users to send and to listen to messages via the Telegram Messenger; <text:span text:style-name="T40">accumulated 1300 users</text:span></text:p>
              </text:list-item>
              <text:list-item>
                <text:p text:style-name="P40"><text:span text:style-name="T40">Built a web server to connect the Skill to the Telegram API: Set up a REST API with Django and MySQL database; a </text:span><text:a xlink:type="simple" xlink:href="https://youtu.be/1j1FhkBDjSo" text:style-name="Internet_20_link" text:visited-style-name="Visited_20_Internet_20_Link"><text:span text:style-name="T41">video</text:span></text:a><text:span text:style-name="T5"> </text:span><text:span text:style-name="T40">of the skill in action</text:span></text:p>
              </text:list-item>
              <text:list-item>
                <text:p text:style-name="P48">Used technologies: Python, TypeScript, HTML5, CSS, Sass, Django, MySQL, DynamoDB, Angular, AWS Lambda, AWS Elastic Beanstalk</text:p>
              </text:list-item>
            </text:list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3"><text:span text:style-name="T16">Number Stack</text:span></text:p>
          </table:table-cell>
          <table:table-cell table:style-name="Table26.A1" office:value-type="string">
            <text:p text:style-name="P17"><text:span text:style-name="T15">Graz, Austria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1">Creator</text:p>
          </table:table-cell>
          <table:table-cell table:style-name="Table27.A1" office:value-type="string">
            <text:p text:style-name="P29"><text:span text:style-name="T29">since March</text:span> <text:span text:style-name="T39">2020</text:span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list xml:id="list195236843616373" text:continue-numbering="true" text:style-name="L2">
              <text:list-item>
                <text:p text:style-name="P49">Launched a mathematical brain game as <text:a xlink:type="simple" xlink:href="https://www.amazon.de/-/en/gp/product/B085YB9M7V" text:style-name="Internet_20_link" text:visited-style-name="Visited_20_Internet_20_Link"><text:span text:style-name="T1">Amazon Echo Skill</text:span></text:a> where users compete against each other: accumulated over 180 users</text:p>
              </text:list-item>
              <text:list-item>
                <text:p text:style-name="P49">Used technologies: Python, DynamoDB, AWS Lambda</text:p>
              </text:list-item>
            </text:list>
          </table:table-cell>
        </table:table-row>
      </table:table>
      <text:h text:style-name="P12" text:outline-level="3">SKILLS</text:h>
      <text:list xml:id="list2471461689" text:style-name="L3">
        <text:list-item>
          <text:p text:style-name="P41"><text:span text:style-name="T28">Languages &amp; Technologies:</text:span> Python, Golang, Protocol Buffers, TypeScript/JavaScript, <text:span text:style-name="T42">Java, HTML/CSS</text:span></text:p>
        </text:list-item>
        <text:list-item>
          <text:p text:style-name="P42">Infrastructure: <text:span text:style-name="T21">AWS, Git, </text:span><text:span text:style-name="T24">DynamoDB, MySQL, </text:span><text:span text:style-name="T26">GraphQL,</text:span><text:span text:style-name="T24"> </text:span><text:span text:style-name="T25">Docker, envoy</text:span></text:p>
        </text:list-item>
        <text:list-item>
          <text:p text:style-name="P43">Frameworks: <text:span text:style-name="T21">Django, </text:span><text:span text:style-name="T27">Spring Boot, </text:span><text:span text:style-name="T21">Angular, </text:span><text:span text:style-name="T26">Vue.js,</text:span><text:span text:style-name="T21"> Keras, </text:span><text:span text:style-name="T22">tenso</text:span><text:span text:style-name="T23">rflow</text:span><text:span text:style-name="T21">, gRPC, Alexa Skills Kit SDK</text:span><text:span text:style-name="T25">, </text:span><text:span text:style-name="T24">OpenAPI</text:span></text:p>
        </text:list-item>
      </text:list>
      <text:h text:style-name="P11" text:outline-level="3">ACTIVITIES <text:span text:style-name="T18">&amp;</text:span> REWARDS</text:h>
      <text:list xml:id="list2447569512" text:style-name="L4">
        <text:list-item>
          <text:p text:style-name="P44">Google Hash Code 2018: Rank 1545 out of 3012; Google kick start round B: Rank 1449 out of 2250 </text:p>
        </text:list-item>
        <text:list-item>
          <text:p text:style-name="P44">Active member of the student council at the University of Passau: Representing the interests of the students of the faculty </text:p>
        </text:list-item>
        <text:list-item>
          <text:p text:style-name="P44">Volunteer at the TCS New York City Marathon: Handing out drinks to the runners and motivating them </text:p>
        </text:list-item>
        <text:list-item>
          <text:p text:style-name="P44">Google Summer of Code stipend: Awarded $5400 stipend from Google </text:p>
        </text:list-item>
        <text:list-item>
          <text:p text:style-name="P44">AWS Promotional Credits for Alexa Skill developers: Monthly AWS costs of $100 are covered </text:p>
        </text:list-item>
        <text:list-item>
          <text:p text:style-name="P45"><text:span text:style-name="T31">April 2019 </text:span>30-Day LeetCoding Challenge: Completed a data structure and algorithm problem every day for 30 days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MT" svg:font-family="TimesNewRomanPSMT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paragraph-properties fo:line-height="0.1299in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20-10-28T19:50:55.272284979</dc:date>
    <meta:editing-duration>PT5H59M19S</meta:editing-duration>
    <meta:editing-cycles>96</meta:editing-cycles>
    <meta:generator>LibreOffice/6.2.5.2$MacOSX_X86_64 LibreOffice_project/1ec314fa52f458adc18c4f025c545a4e8b22c159</meta:generator>
    <meta:document-statistic meta:table-count="28" meta:image-count="0" meta:object-count="0" meta:page-count="1" meta:paragraph-count="79" meta:word-count="708" meta:character-count="4653" meta:non-whitespace-character-count="4027"/>
  </office:meta>
</office:document-meta>
</file>